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201000006CA000003E69088E60C.png" manifest:media-type="image/png"/>
  <manifest:file-entry manifest:full-path="Pictures/10000201000006C9000003E6C21B3B10.png" manifest:media-type="image/png"/>
  <manifest:file-entry manifest:full-path="Pictures/10000201000006CC000003E72C5B1270.png" manifest:media-type="image/png"/>
  <manifest:file-entry manifest:full-path="Pictures/10000201000006CB000003E6353FE8BF.png" manifest:media-type="image/png"/>
  <manifest:file-entry manifest:full-path="Pictures/10000201000006C9000003E65FDE7390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solid" draw:fill-color="#00dcff" draw:textarea-horizontal-align="justify" draw:textarea-vertical-align="middle" draw:auto-grow-height="false" draw:shadow="visible"/>
    </style:style>
    <style:style style:name="gr5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23b8dc" draw:textarea-horizontal-align="justify" draw:textarea-vertical-align="middle" draw:auto-grow-height="false" draw:shadow="visib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.102cm"/>
    </style:style>
    <style:style style:name="gr8" style:family="graphic" style:parent-style-name="standard">
      <style:graphic-properties draw:fill="solid" draw:fill-color="#23b8dc" draw:textarea-horizontal-align="justify" draw:textarea-vertical-align="middle" draw:auto-grow-height="false"/>
    </style:style>
    <style:style style:name="gr9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pr1" style:family="presentation" style:parent-style-name="Typography-title">
      <style:graphic-properties draw:auto-grow-height="true" fo:min-height="14.027cm"/>
    </style:style>
    <style:style style:name="pr2" style:family="presentation" style:parent-style-name="Typography-subtitle">
      <style:graphic-properties draw:fill-color="#ffffff" draw:auto-grow-height="true" fo:min-height="0.742cm"/>
    </style:style>
    <style:style style:name="pr3" style:family="presentation" style:parent-style-name="Typography-notes">
      <style:graphic-properties draw:fill-color="#ffffff" draw:auto-grow-height="true" fo:min-height="13.364cm"/>
    </style:style>
    <style:style style:name="pr4" style:family="presentation" style:parent-style-name="Default_20_5-title">
      <style:graphic-properties draw:auto-grow-height="true" fo:min-height="3.238cm"/>
    </style:style>
    <style:style style:name="pr5" style:family="presentation" style:parent-style-name="Default_20_5-outline1">
      <style:graphic-properties fo:min-height="12.553cm"/>
    </style:style>
    <style:style style:name="pr6" style:family="presentation" style:parent-style-name="Default_20_5-notes">
      <style:graphic-properties draw:fill-color="#ffffff" draw:auto-grow-height="true" fo:min-height="13.364cm"/>
    </style:style>
    <style:style style:name="pr7" style:family="presentation" style:parent-style-name="Default_20_3-title">
      <style:graphic-properties draw:auto-grow-height="true" fo:min-height="3.238cm"/>
    </style:style>
    <style:style style:name="pr8" style:family="presentation" style:parent-style-name="Default_20_3-outline1">
      <style:graphic-properties fo:min-height="12.553cm"/>
    </style:style>
    <style:style style:name="pr9" style:family="presentation" style:parent-style-name="Default_20_3-notes">
      <style:graphic-properties draw:fill-color="#ffffff" draw:auto-grow-height="true" fo:min-height="13.364cm"/>
    </style:style>
    <style:style style:name="pr10" style:family="presentation" style:parent-style-name="Default_20_4-title">
      <style:graphic-properties draw:auto-grow-height="true" fo:min-height="3.238cm"/>
    </style:style>
    <style:style style:name="pr11" style:family="presentation" style:parent-style-name="Default_20_4-notes">
      <style:graphic-properties draw:fill-color="#ffffff" draw:auto-grow-height="true" fo:min-height="13.364cm"/>
    </style:style>
    <style:style style:name="pr12" style:family="presentation" style:parent-style-name="Default_20_2-title">
      <style:graphic-properties fo:min-height="3.238cm"/>
    </style:style>
    <style:style style:name="pr13" style:family="presentation" style:parent-style-name="Default_20_2-outline1">
      <style:graphic-properties fo:min-height="11.001cm"/>
    </style:style>
    <style:style style:name="pr14" style:family="presentation" style:parent-style-name="Default_20_2-notes">
      <style:graphic-properties draw:fill-color="#ffffff" draw:auto-grow-height="true" fo:min-height="13.364cm"/>
    </style:style>
    <style:style style:name="pr15" style:family="presentation" style:parent-style-name="Default_20_4-outline1" style:list-style-name="L3">
      <style:graphic-properties fo:min-height="12.553cm"/>
    </style:style>
    <style:style style:name="P1" style:family="paragraph">
      <style:text-properties fo:font-size="29.6000003814697pt"/>
    </style:style>
    <style:style style:name="P2" style:family="paragraph">
      <style:text-properties fo:color="#4b1f6f" fo:font-family="Sawasdee" style:font-pitch="variable"/>
    </style:style>
    <style:style style:name="P3" style:family="paragraph">
      <style:text-properties fo:font-size="20pt"/>
    </style:style>
    <style:style style:name="P4" style:family="paragraph">
      <style:text-properties fo:color="#ffff00" fo:font-family="Sawasdee" style:font-pitch="variable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color="#3deb3d" fo:font-family="Sawasdee" style:font-pitch="variable"/>
    </style:style>
    <style:style style:name="P8" style:family="paragraph">
      <style:text-properties fo:font-size="28pt" style:font-size-asian="28pt" style:font-size-complex="28pt"/>
    </style:style>
    <style:style style:name="P9" style:family="paragraph">
      <style:text-properties fo:color="#ffffff" fo:font-size="36pt" style:font-size-asian="36pt" style:font-size-complex="36pt"/>
    </style:style>
    <style:style style:name="P10" style:family="paragraph">
      <style:text-properties fo:font-size="48pt" style:font-size-asian="48pt" style:font-size-complex="48pt"/>
    </style:style>
    <style:style style:name="P11" style:family="paragraph">
      <style:text-properties fo:font-size="20pt" style:font-size-asian="20pt" style:font-size-complex="20pt"/>
    </style:style>
    <style:style style:name="T1" style:family="text">
      <style:text-properties fo:font-size="29.6000003814697pt"/>
    </style:style>
    <style:style style:name="T2" style:family="text">
      <style:text-properties fo:color="#4b1f6f" fo:font-family="Sawasdee" style:font-pitch="variable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00" fo:font-family="Sawasdee" style:font-pitch="variable"/>
    </style:style>
    <style:style style:name="T5" style:family="text">
      <style:text-properties fo:color="#3deb3d" fo:font-family="Sawasdee" style:font-pitch="variable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color="#ffffff" fo:font-size="36pt" style:font-size-asian="36pt" style:font-size-complex="36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ffffff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ffffff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ffffff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ffffff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ffffff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ffffff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ffffff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Typography" presentation:presentation-page-layout-name="AL1T0">
        <office:forms form:automatic-focus="false" form:apply-design-mode="false"/>
        <draw:frame presentation:style-name="pr1" draw:layer="layout" svg:width="30.959cm" svg:height="14.027cm" svg:x="1.72cm" svg:y="0.773cm" presentation:class="title" presentation:user-transformed="true">
          <draw:text-box>
            <text:p>Administración de Redes</text:p>
          </draw:text-box>
        </draw:frame>
        <draw:frame presentation:style-name="pr2" draw:text-style-name="P1" draw:layer="layout" svg:width="30.959cm" svg:height="1.169cm" svg:x="1.72cm" svg:y="16.387cm" presentation:class="subtitle" presentation:user-transformed="true">
          <draw:text-box>
            <text:p><text:span text:style-name="T1">Introducción a la administración de Red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Introducción a SNMP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Protocolo creado en 1988 como respuesta a los crecientes elementos de la Internet, ha tenido mucha aceptación.</text:span></text:p>
              </text:list-item>
              <text:list-item>
                <text:p><text:span text:style-name="T3">Solución rápida para la administración de redes.</text:span></text:p>
              </text:list-item>
              <text:list-item>
                <text:p><text:span text:style-name="T3">Actualmente se corre la versión 3.</text:span></text:p>
              </text:list-item>
              <text:list-item>
                <text:p><text:span text:style-name="T3">Está basado en el modelo Administrador/Agente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SNMP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Utiliza UDP como protocolo de transporte.</text:span></text:p>
              </text:list-item>
              <text:list-item>
                <text:p><text:span text:style-name="T3">El NMS puede solicitar información al agente.</text:span></text:p>
              </text:list-item>
              <text:list-item>
                <text:p><text:span text:style-name="T3">El agente puede enviar información al NMS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_20_3" presentation:presentation-page-layout-name="AL2T1">
        <office:forms form:automatic-focus="false" form:apply-design-mode="false"/>
        <draw:frame presentation:style-name="pr7" draw:text-style-name="P4" draw:layer="layout" svg:width="30.959cm" svg:height="3.238cm" svg:x="1.72cm" svg:y="0.774cm" presentation:class="title" presentation:user-transformed="true">
          <draw:text-box>
            <text:p><text:span text:style-name="T4">Ventajas de SNMP</text:span></text:p>
          </draw:text-box>
        </draw:frame>
        <draw:frame presentation:style-name="pr8" draw:text-style-name="P5" draw:layer="layout" svg:width="30.959cm" svg:height="12.803cm" svg:x="1.72cm" svg:y="4.539cm" presentation:class="outline">
          <draw:text-box>
            <text:list text:style-name="L3">
              <text:list-item>
                <text:p><text:span text:style-name="T3">Basado en LAN</text:span></text:p>
              </text:list-item>
              <text:list-item>
                <text:p><text:span text:style-name="T3">Standard libre</text:span></text:p>
              </text:list-item>
              <text:list-item>
                <text:p><text:span text:style-name="T3">Flexible (MIB)</text:span></text:p>
              </text:list-item>
              <text:list-item>
                <text:p><text:span text:style-name="T3">Soportado por múltiples aparatos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4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_20_4" presentation:presentation-page-layout-name="AL2T1">
        <office:forms form:automatic-focus="false" form:apply-design-mode="false"/>
        <draw:custom-shape draw:style-name="gr2" draw:text-style-name="P6" draw:layer="layout" svg:width="10.8cm" svg:height="11.2cm" svg:x="4.599cm" svg:y="5.19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7" draw:layer="layout" svg:width="30.959cm" svg:height="3.238cm" svg:x="1.72cm" svg:y="0.774cm" presentation:class="title" presentation:user-transformed="true">
          <draw:text-box>
            <text:p><text:span text:style-name="T5">Modelo Administrador/Agente</text:span></text:p>
          </draw:text-box>
        </draw:frame>
        <draw:custom-shape draw:style-name="gr2" draw:text-style-name="P6" draw:layer="layout" svg:width="10.8cm" svg:height="11.2cm" svg:x="4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6.602cm" svg:height="1.352cm" svg:x="6.798cm" svg:y="5.848cm">
          <draw:text-box>
            <text:p><text:span text:style-name="T6">Administrador</text:span></text:p>
          </draw:text-box>
        </draw:frame>
        <draw:custom-shape draw:style-name="gr2" draw:text-style-name="P6" draw:layer="layout" svg:width="10.8cm" svg:height="11.2cm" svg:x="18.3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635cm" svg:height="1.352cm" svg:x="22cm" svg:y="5.838cm">
          <draw:text-box>
            <text:p><text:span text:style-name="T6">Agente</text:span></text:p>
          </draw:text-box>
        </draw:frame>
        <draw:custom-shape draw:style-name="gr4" draw:text-style-name="P6" draw:layer="layout" svg:width="3.8cm" svg:height="3.6cm" svg:x="24.6cm" svg:y="11.8cm">
          <text:p text:style-name="P6">Objetos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cm" svg:height="3.8cm" svg:x="19cm" svg:y="11.8cm">
          <text:p text:style-name="P6">Admin 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5" draw:text-style-name="P6" draw:layer="layout" svg:width="4.4cm" svg:height="3.8cm" svg:x="10.4cm" svg:y="11.8cm">
          <text:p text:style-name="P6">Admin BD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6" draw:text-style-name="P6" draw:layer="layout" svg:width="5.8cm" svg:height="2.6cm" svg:x="14cm" svg:y="8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layer="layout" svg:width="3.211cm" svg:height="1.673cm" svg:x="15.2cm" svg:y="9cm">
          <draw:text-box>
            <text:p>Protocolo</text:p>
            <text:p>mensajes</text:p>
          </draw:text-box>
        </draw:frame>
        <draw:frame draw:style-name="gr7" draw:text-style-name="P9" draw:layer="layout" svg:width="6.602cm" svg:height="5.939cm" svg:x="-0.202cm" svg:y="8.2cm">
          <draw:text-box>
            <text:p><text:span text:style-name="T7">Admin</text:span></text:p>
            <text:p><text:span text:style-name="T7">De</text:span></text:p>
            <text:p><text:span text:style-name="T7">Red</text:span></text:p>
            <text:p><text:span text:style-name="T7"/></text:p>
          </draw:text-box>
        </draw:frame>
        <draw:custom-shape draw:style-name="gr8" draw:text-style-name="P6" draw:layer="layout" svg:width="2.2cm" svg:height="2cm" svg:x="3.8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1" draw:layer="layout" svg:width="19.747cm" svg:height="11.135cm" svg:x="0.626cm" svg:y="2.257cm" draw:page-number="5" presentation:class="page"/>
          <draw:frame presentation:style-name="pr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_20_4" presentation:presentation-page-layout-name="AL2T1">
        <office:forms form:automatic-focus="false" form:apply-design-mode="false"/>
        <draw:custom-shape draw:style-name="gr2" draw:text-style-name="P6" draw:layer="layout" svg:width="10.8cm" svg:height="11.2cm" svg:x="4.599cm" svg:y="5.199cm">
          <text:p/>
          <draw:enhanced-geometry svg:viewBox="0 0 21600 21600" draw:type="rectangle" draw:enhanced-path="M 0 0 L 21600 0 21600 21600 0 21600 0 0 Z N"/>
        </draw:custom-shape>
        <draw:frame presentation:style-name="pr10" draw:text-style-name="P7" draw:layer="layout" svg:width="30.959cm" svg:height="3.238cm" svg:x="1.72cm" svg:y="0.774cm" presentation:class="title" presentation:user-transformed="true">
          <draw:text-box>
            <text:p><text:span text:style-name="T5">Modelo Administrador/Agente</text:span></text:p>
          </draw:text-box>
        </draw:frame>
        <draw:custom-shape draw:style-name="gr2" draw:text-style-name="P6" draw:layer="layout" svg:width="10.8cm" svg:height="11.2cm" svg:x="4.6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9.726cm" svg:height="1.352cm" svg:x="5.373cm" svg:y="5.748cm">
          <draw:text-box>
            <text:p><text:span text:style-name="T6">Administrador (NMS)</text:span></text:p>
          </draw:text-box>
        </draw:frame>
        <draw:custom-shape draw:style-name="gr2" draw:text-style-name="P6" draw:layer="layout" svg:width="10.8cm" svg:height="11.2cm" svg:x="18.3cm" svg:y="5.2cm">
          <text:p/>
          <draw:enhanced-geometry svg:viewBox="0 0 21600 21600" draw:type="rectangle" draw:enhanced-path="M 0 0 L 21600 0 21600 21600 0 21600 0 0 Z N"/>
        </draw:custom-shape>
        <draw:frame draw:style-name="gr3" draw:text-style-name="P8" draw:layer="layout" svg:width="3.635cm" svg:height="1.352cm" svg:x="22cm" svg:y="5.838cm">
          <draw:text-box>
            <text:p><text:span text:style-name="T6">Agente</text:span></text:p>
          </draw:text-box>
        </draw:frame>
        <draw:frame draw:style-name="gr3" draw:text-style-name="P10" draw:layer="layout" svg:width="5.396cm" svg:height="2.143cm" svg:x="7.2cm" svg:y="8cm">
          <draw:text-box>
            <text:p><text:span text:style-name="T8">SNMP</text:span></text:p>
          </draw:text-box>
        </draw:frame>
        <draw:frame draw:style-name="gr3" draw:text-style-name="P10" draw:layer="layout" svg:width="4.079cm" svg:height="2.143cm" svg:x="21.6cm" svg:y="10.257cm">
          <draw:text-box>
            <text:p><text:span text:style-name="T8">UDP</text:span></text:p>
          </draw:text-box>
        </draw:frame>
        <draw:frame draw:style-name="gr3" draw:text-style-name="P10" draw:layer="layout" svg:width="2.102cm" svg:height="2.143cm" svg:x="7.2cm" svg:y="12cm">
          <draw:text-box>
            <text:p><text:span text:style-name="T8">IP</text:span></text:p>
          </draw:text-box>
        </draw:frame>
        <draw:frame draw:style-name="gr3" draw:text-style-name="P10" draw:layer="layout" svg:width="7.648cm" svg:height="2.143cm" svg:x="7.2cm" svg:y="13.857cm">
          <draw:text-box>
            <text:p><text:span text:style-name="T8">Protocolo</text:span></text:p>
          </draw:text-box>
        </draw:frame>
        <draw:connector draw:style-name="gr9" draw:text-style-name="P6" draw:layer="layout" draw:type="line" svg:x1="9.079cm" svg:y1="16.783cm" svg:x2="23.891cm" svg:y2="16.86cm" svg:d="m9079 16783 14812 77">
          <text:p/>
        </draw:connector>
        <draw:frame draw:style-name="gr3" draw:text-style-name="P10" draw:layer="layout" svg:width="5.396cm" svg:height="2.143cm" svg:x="20.8cm" svg:y="8.057cm">
          <draw:text-box>
            <text:p><text:span text:style-name="T8">SNMP</text:span></text:p>
          </draw:text-box>
        </draw:frame>
        <draw:frame draw:style-name="gr3" draw:text-style-name="P10" draw:layer="layout" svg:width="7.648cm" svg:height="2.143cm" svg:x="7.2cm" svg:y="13.857cm">
          <draw:text-box>
            <text:p><text:span text:style-name="T8">Protocolo</text:span></text:p>
          </draw:text-box>
        </draw:frame>
        <draw:frame draw:style-name="gr3" draw:text-style-name="P10" draw:layer="layout" svg:width="4.079cm" svg:height="2.143cm" svg:x="7.2cm" svg:y="10.257cm">
          <draw:text-box>
            <text:p><text:span text:style-name="T8">UDP</text:span></text:p>
          </draw:text-box>
        </draw:frame>
        <draw:frame draw:style-name="gr3" draw:text-style-name="P10" draw:layer="layout" svg:width="2.102cm" svg:height="2.143cm" svg:x="22.698cm" svg:y="12cm">
          <draw:text-box>
            <text:p><text:span text:style-name="T8">IP</text:span></text:p>
          </draw:text-box>
        </draw:frame>
        <draw:frame draw:style-name="gr3" draw:text-style-name="P10" draw:layer="layout" svg:width="7.648cm" svg:height="2.143cm" svg:x="19.952cm" svg:y="13.857cm">
          <draw:text-box>
            <text:p><text:span text:style-name="T8">Protocolo</text:span></text:p>
          </draw:text-box>
        </draw:frame>
        <presentation:notes draw:style-name="dp2">
          <draw:page-thumbnail draw:style-name="gr1" draw:layer="layout" svg:width="19.747cm" svg:height="11.135cm" svg:x="0.626cm" svg:y="2.257cm" draw:page-number="6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_20_2" presentation:presentation-page-layout-name="AL2T1">
        <office:forms form:automatic-focus="false" form:apply-design-mode="false"/>
        <draw:frame presentation:style-name="pr12" draw:layer="layout" svg:width="30.959cm" svg:height="3.238cm" svg:x="1.641cm" svg:y="0.8cm" presentation:class="title" presentation:user-transformed="true">
          <draw:text-box>
            <text:p>Mensajes Básicos</text:p>
          </draw:text-box>
        </draw:frame>
        <draw:frame presentation:style-name="pr13" draw:text-style-name="P10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><text:span text:style-name="T8">Get</text:span></text:p>
              </text:list-item>
              <text:list-item>
                <text:p><text:span text:style-name="T8">GetNext</text:span></text:p>
              </text:list-item>
              <text:list-item>
                <text:p><text:span text:style-name="T8">GetResponse</text:span></text:p>
              </text:list-item>
              <text:list-item>
                <text:p><text:span text:style-name="T8">Set</text:span></text:p>
              </text:list-item>
              <text:list-item>
                <text:p><text:span text:style-name="T8">Trap</text:span></text:p>
                <text:p><text:span text:style-name="T8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7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Cómo funciona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Aplicación (SNMP): provee servicios a un usuario final, información.</text:span></text:p>
              </text:list-item>
              <text:list-item>
                <text:p><text:span text:style-name="T3">UDP: habilita la comunicación, puerto 161(query), puerto 162(trap)</text:span></text:p>
              </text:list-item>
              <text:list-item>
                <text:p><text:span text:style-name="T3">IP: Especifica el dispositivo conectado</text:span></text:p>
              </text:list-item>
              <text:list-item>
                <text:p><text:span text:style-name="T3">ARP: Verifica la dirección MAC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_20_4" presentation:presentation-page-layout-name="AL2T1">
        <office:forms form:automatic-focus="false" form:apply-design-mode="false"/>
        <draw:frame presentation:style-name="pr10" draw:text-style-name="P7" draw:layer="layout" svg:width="30.959cm" svg:height="3.238cm" svg:x="1.72cm" svg:y="0.774cm" presentation:class="title" presentation:user-transformed="true">
          <draw:text-box>
            <text:p><text:span text:style-name="T5">SNMP Communities</text:span></text:p>
          </draw:text-box>
        </draw:frame>
        <draw:frame presentation:style-name="pr15" draw:text-style-name="P11" draw:layer="layout" svg:width="30.959cm" svg:height="12.803cm" svg:x="1.72cm" svg:y="4.539cm" presentation:class="outline" presentation:user-transformed="true">
          <draw:text-box>
            <text:list text:style-name="L6">
              <text:list-item>
                <text:p>Read Community: Permite al NMS controlar Get y GetNext</text:p>
              </text:list-item>
              <text:list-item>
                <text:p>Read/Write Community: Permite al NMS controlar Set</text:p>
              </text:list-item>
              <text:list-item>
                <text:p>Trap Community: Permite al NMS controlar Trap</text:p>
                <text:list>
                  <text:list-item>
                    <text:list>
                      <text:list-item>
                        <text:p>Firewall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9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_20_3" presentation:presentation-page-layout-name="AL2T1">
        <office:forms form:automatic-focus="false" form:apply-design-mode="false"/>
        <draw:frame presentation:style-name="pr7" draw:text-style-name="P4" draw:layer="layout" svg:width="30.959cm" svg:height="3.238cm" svg:x="1.72cm" svg:y="0.774cm" presentation:class="title" presentation:user-transformed="true">
          <draw:text-box>
            <text:p><text:span text:style-name="T4">SMI</text:span></text:p>
          </draw:text-box>
        </draw:frame>
        <draw:frame presentation:style-name="pr8" draw:text-style-name="P5" draw:layer="layout" svg:width="30.959cm" svg:height="12.803cm" svg:x="1.72cm" svg:y="4.539cm" presentation:class="outline">
          <draw:text-box>
            <text:list text:style-name="L3">
              <text:list-item>
                <text:p><text:span text:style-name="T9">Structure of Management Information (RFC 1155)</text:span></text:p>
              </text:list-item>
              <text:list-item>
                <text:p><text:span text:style-name="T9">Define precisamente cómo los objetos se llaman y especifican sus tipos de datos.</text:span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0" presentation:class="page"/>
          <draw:frame presentation:style-name="pr9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_20_2" presentation:presentation-page-layout-name="AL2T1">
        <office:forms form:automatic-focus="false" form:apply-design-mode="false"/>
        <draw:frame presentation:style-name="pr12" draw:layer="layout" svg:width="30.959cm" svg:height="3.238cm" svg:x="1.641cm" svg:y="0.8cm" presentation:class="title" presentation:user-transformed="true">
          <draw:text-box>
            <text:p><text:span text:style-name="T3">Antes de implementar</text:span></text:p>
          </draw:text-box>
        </draw:frame>
        <draw:frame presentation:style-name="pr13" draw:text-style-name="P5" draw:layer="layout" svg:width="30.959cm" svg:height="11.251cm" svg:x="1.72cm" svg:y="5.288cm" presentation:class="outline" presentation:user-transformed="true">
          <draw:text-box>
            <text:list text:style-name="L2">
              <text:list-item>
                <text:p>Proveer mensajes de alarma claros</text:p>
              </text:list-item>
              <text:list-item>
                <text:p>Identificar claramente las alarmas</text:p>
              </text:list-item>
              <text:list-item>
                <text:p>Dividir clases de alarmas</text:p>
              </text:list-item>
              <text:list-item>
                <text:p>Identificar operadores del sistema</text:p>
              </text:list-item>
              <text:list-item>
                <text:p>No usuarios múltiples</text:p>
              </text:list-item>
              <text:list-item>
                <text:p>SNMP no filtra/clasifica alarmas</text:p>
              </text:list-item>
              <text:list-item>
                <text:p>Administradores no proveen la información necesaria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1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_20_5" presentation:presentation-page-layout-name="AL2T1">
        <office:forms form:automatic-focus="false" form:apply-design-mode="false"/>
        <draw:frame presentation:style-name="pr4" draw:text-style-name="P2" draw:layer="layout" svg:width="30.959cm" svg:height="3.238cm" svg:x="1.72cm" svg:y="0.774cm" presentation:class="title" presentation:user-transformed="true">
          <draw:text-box>
            <text:p><text:span text:style-name="T2">Acrónimos de hoy</text:span></text:p>
          </draw:text-box>
        </draw:frame>
        <draw:frame presentation:style-name="pr5" draw:layer="layout" svg:width="30.959cm" svg:height="12.803cm" svg:x="1.72cm" svg:y="4.539cm" presentation:class="outline">
          <draw:text-box>
            <text:list text:style-name="L2">
              <text:list-item>
                <text:p><text:span text:style-name="T3">SNMP</text:span></text:p>
              </text:list-item>
              <text:list-item>
                <text:p><text:span text:style-name="T3">SMI</text:span></text:p>
              </text:list-item>
              <text:list-item>
                <text:p><text:span text:style-name="T3">MIB</text:span></text:p>
              </text:list-item>
              <text:list-item>
                <text:p><text:span text:style-name="T3">UDP</text:span></text:p>
              </text:list-item>
              <text:list-item>
                <text:p><text:span text:style-name="T3">IP</text:span></text:p>
              </text:list-item>
              <text:list-item>
                <text:p><text:span text:style-name="T3">OSI</text:span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1" draw:layer="layout" svg:width="19.747cm" svg:height="11.135cm" svg:x="0.626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uy_20_destacado" style:display-name="Muy destacado" style:family="graphic">
      <style:paragraph-properties style:text-autospace="none"/>
      <style:text-properties fo:font-weight="bold" style:font-weight-asian="bold" style:font-weight-complex="bold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Encabezado_20_de_20_la_20_tabla" style:display-name="Encabezado de la tabla" style:family="graphic">
      <style:paragraph-properties fo:text-align="center" style:text-autospace="none"/>
      <style:text-properties fo:font-weight="bold" style:font-weight-asian="bold" style:font-weight-complex="bold"/>
    </style:style>
    <style:style style:name="Contenido_20_de_20_la_20_tabla" style:display-name="Contenido de la tabla" style:family="graphic">
      <style:paragraph-properties style:text-autospace="none"/>
    </style:style>
    <style:style style:name="Índice" style:family="graphic">
      <style:paragraph-properties style:text-autospace="none"/>
      <style:text-properties style:font-family-asian="'Lohit Hindi'"/>
    </style:style>
    <style:style style:name="Etiqueta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a" style:family="graphic">
      <style:paragraph-properties fo:margin-top="0cm" fo:margin-bottom="0.374cm" style:text-autospace="none"/>
      <style:text-properties style:font-family-asian="'Lohit Hindi'"/>
    </style:style>
    <style:style style:name="Typography-background" style:family="presentation">
      <style:graphic-properties draw:stroke="none" draw:fill="none"/>
      <style:text-properties style:letter-kerning="true"/>
    </style:style>
    <style:style style:name="Typograph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ypograph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ypography-outline1" style:family="presentation">
      <style:graphic-properties draw:stroke="none" draw:fill="none" draw:auto-grow-height="false" draw:fit-to-size="shrink-to-fit">
        <text:list-style style:name="Typograph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1cm" fo:text-indent="0cm"/>
      <style:text-properties style:use-window-font-color="true" style:text-outline="false" style:text-line-through-style="none" fo:font-family="'Liberation Sans'" style:font-family-generic="roman" style:font-pitch="variable" fo:font-size="29.6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outline2" style:family="presentation" style:parent-style-name="Typography-outline1">
      <style:paragraph-properties fo:margin-left="0cm" fo:margin-right="0cm" fo:margin-top="0cm" fo:margin-bottom="0.369cm" fo:text-indent="0cm"/>
      <style:text-properties fo:font-size="25.7999992370605pt" style:font-size-asian="28pt" style:font-size-complex="28pt"/>
    </style:style>
    <style:style style:name="Typography-outline3" style:family="presentation" style:parent-style-name="Typography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Typography-outline4" style:family="presentation" style:parent-style-name="Typography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Typography-outline5" style:family="presentation" style:parent-style-name="Typography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6" style:family="presentation" style:parent-style-name="Typography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7" style:family="presentation" style:parent-style-name="Typography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8" style:family="presentation" style:parent-style-name="Typography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outline9" style:family="presentation" style:parent-style-name="Typography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Typography-subtitle" style:family="presentation">
      <style:graphic-properties draw:stroke="none" draw:fill="none" draw:textarea-vertical-align="middle">
        <text:list-style style:name="Typograph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ypography-title" style:family="presentation">
      <style:graphic-properties draw:stroke="none" draw:fill="none" draw:textarea-vertical-align="middle">
        <text:list-style style:name="Typograph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'URW Gothic L'" style:font-style-name="Book" style:font-family-generic="swiss" style:font-pitch="variable" fo:font-size="88pt" fo:font-style="normal" fo:text-shadow="none" style:text-underline-style="none" fo:font-weight="350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 draw:auto-grow-height="false" draw:fit-to-size="shrink-to-fit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top="0cm" fo:margin-bottom="0.4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top="0cm" fo:margin-bottom="0.3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top="0cm" fo:margin-bottom="0.2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top="0cm" fo:margin-bottom="0.1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top="0cm" fo:margin-bottom="0.1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top="0cm" fo:margin-bottom="0.1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top="0cm" fo:margin-bottom="0.1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top="0cm" fo:margin-bottom="0.1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fill-image-width="0cm" draw:fill-image-height="0cm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>
        <style:tab-stops/>
      </style:paragraph-properties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color="#ffffff"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cm" fo:margin-bottom="0.3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cm" fo:margin-bottom="0.2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fo:color="#ffffff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fo:color="#ffffff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fo:color="#ffffff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cm" fo:margin-bottom="0.3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cm" fo:margin-bottom="0.2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cm" fo:margin-bottom="0.4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cm" fo:margin-bottom="0.3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cm" fo:margin-bottom="0.2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Sawasdee" style:font-style-name="Regular" style:font-pitch="variable" fo:font-size="5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4cm" fo:page-height="19.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ypography-backgroundobjects">
      <style:graphic-properties draw:stroke="none" draw:fill="none" draw:fill-color="#ffffff" draw:auto-grow-height="false" fo:min-height="1.449cm"/>
    </style:style>
    <style:style style:name="Mpr2" style:family="presentation" style:parent-style-name="Typograph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ypography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_20_5-backgroundobjects">
      <style:graphic-properties draw:stroke="none" draw:fill="none" draw:fill-color="#ffffff" draw:auto-grow-height="false" fo:min-height="1.338cm"/>
    </style:style>
    <style:style style:name="Mpr5" style:family="presentation" style:parent-style-name="Default_20_5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_20_5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_20_4-backgroundobjects">
      <style:graphic-properties draw:stroke="none" draw:fill="none" draw:fill-color="#ffffff" draw:auto-grow-height="false" fo:min-height="1.338cm"/>
    </style:style>
    <style:style style:name="Mpr8" style:family="presentation" style:parent-style-name="Default_20_4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3-backgroundobjects">
      <style:graphic-properties draw:stroke="none" draw:fill="none" draw:fill-color="#ffffff" draw:auto-grow-height="false" fo:min-height="1.338cm"/>
    </style:style>
    <style:style style:name="Mpr11" style:family="presentation" style:parent-style-name="Default_20_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1.338cm"/>
    </style:style>
    <style:style style:name="Mpr14" style:family="presentation" style:parent-style-name="Default_20_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5.074cm" svg:x="1cm" svg:y="3.735cm"/>
      <draw:page-thumbnail draw:layer="backgroundobjects" svg:width="8.999cm" svg:height="5.074cm" svg:x="1cm" svg:y="12.311cm"/>
      <draw:page-thumbnail draw:layer="backgroundobjects" svg:width="8.999cm" svg:height="5.074cm" svg:x="1cm" svg:y="20.887cm"/>
      <draw:page-thumbnail draw:layer="backgroundobjects" svg:width="8.999cm" svg:height="5.074cm" svg:x="11cm" svg:y="3.735cm"/>
      <draw:page-thumbnail draw:layer="backgroundobjects" svg:width="8.999cm" svg:height="5.074cm" svg:x="11cm" svg:y="12.311cm"/>
      <draw:page-thumbnail draw:layer="backgroundobjects" svg:width="8.999cm" svg:height="5.074cm" svg:x="11cm" svg:y="20.887cm"/>
    </style:handout-master>
    <style:master-page style:name="Typography" style:page-layout-name="PM1" draw:style-name="Mdp1">
      <draw:frame draw:style-name="Mgr3" draw:text-style-name="MP3" draw:layer="backgroundobjects" svg:width="34.4cm" svg:height="19.399cm" svg:x="0cm" svg:y="0cm">
        <draw:image xlink:href="Pictures/10000201000006CB000003E6353FE8BF.png" xlink:type="simple" xlink:show="embed" xlink:actuate="onLoad">
          <text:p/>
        </draw:image>
      </draw:frame>
      <draw:frame presentation:style-name="Typography-title" draw:layer="backgroundobjects" svg:width="30.959cm" svg:height="14.027cm" svg:x="1.72cm" svg:y="0.773cm" presentation:class="title" presentation:placeholder="true">
        <draw:text-box/>
      </draw:frame>
      <draw:frame presentation:style-name="Typography-outline1" draw:layer="backgroundobjects" svg:width="30.959cm" svg:height="11.251cm" svg:x="1.72cm" svg:y="16.6cm" presentation:class="outline" presentation:placeholder="true">
        <draw:text-box/>
      </draw:frame>
      <draw:frame presentation:style-name="Mpr1" draw:text-style-name="MP1" draw:layer="backgroundobjects" svg:width="8.014cm" svg:height="1.338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10.904cm" svg:height="1.338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8.014cm" svg:height="1.338cm" svg:x="24.663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Typography-title" draw:layer="backgroundobjects" svg:width="14.848cm" svg:height="11.135cm" svg:x="3.075cm" svg:y="2.257cm" presentation:class="page"/>
        <draw:frame presentation:style-name="Typograph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5" style:display-name="Default 5" style:page-layout-name="PM1" draw:style-name="Mdp1">
      <draw:frame draw:style-name="Mgr3" draw:text-style-name="MP3" draw:layer="backgroundobjects" svg:width="34.564cm" svg:height="19.399cm" svg:x="-0.164cm" svg:y="0cm">
        <draw:image xlink:href="Pictures/10000201000006C9000003E6C21B3B10.png" xlink:type="simple" xlink:show="embed" xlink:actuate="onLoad">
          <text:p/>
        </draw:image>
      </draw:frame>
      <draw:frame presentation:style-name="Default_20_5-title" draw:layer="backgroundobjects" svg:width="30.959cm" svg:height="3.238cm" svg:x="1.72cm" svg:y="0.774cm" presentation:class="title" presentation:placeholder="true">
        <draw:text-box/>
      </draw:frame>
      <draw:frame presentation:style-name="Default_20_5-outline1" draw:layer="backgroundobjects" svg:width="30.959cm" svg:height="11.251cm" svg:x="1.72cm" svg:y="4.539cm" presentation:class="outline" presentation:placeholder="true">
        <draw:text-box/>
      </draw:frame>
      <draw:frame presentation:style-name="Mpr4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5-title" draw:layer="backgroundobjects" svg:width="0.001cm" svg:height="0.001cm" svg:x="0cm" svg:y="2.257cm" presentation:class="page"/>
        <draw:frame presentation:style-name="Default_20_5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3" draw:text-style-name="MP3" draw:layer="backgroundobjects" svg:width="34.4cm" svg:height="19.399cm" svg:x="0cm" svg:y="0cm">
        <draw:image xlink:href="Pictures/10000201000006CA000003E69088E60C.png" xlink:type="simple" xlink:show="embed" xlink:actuate="onLoad">
          <text:p/>
        </draw:image>
      </draw:frame>
      <draw:frame presentation:style-name="Default_20_4-title" draw:layer="backgroundobjects" svg:width="30.959cm" svg:height="3.238cm" svg:x="1.72cm" svg:y="0.774cm" presentation:class="title" presentation:placeholder="true">
        <draw:text-box/>
      </draw:frame>
      <draw:frame presentation:style-name="Default_20_4-outline1" draw:layer="backgroundobjects" svg:width="30.959cm" svg:height="11.251cm" svg:x="1.72cm" svg:y="4.539cm" presentation:class="outline" presentation:placeholder="true">
        <draw:text-box/>
      </draw:frame>
      <draw:frame presentation:style-name="Mpr7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4-title" draw:layer="backgroundobjects" svg:width="0.001cm" svg:height="0.001cm" svg:x="0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frame draw:style-name="Mgr3" draw:text-style-name="MP3" draw:layer="backgroundobjects" svg:width="34.4cm" svg:height="19.399cm" svg:x="0cm" svg:y="0cm">
        <draw:image xlink:href="Pictures/10000201000006CC000003E72C5B1270.png" xlink:type="simple" xlink:show="embed" xlink:actuate="onLoad">
          <text:p/>
        </draw:image>
      </draw:frame>
      <draw:frame presentation:style-name="Default_20_3-title" draw:layer="backgroundobjects" svg:width="30.959cm" svg:height="3.238cm" svg:x="1.72cm" svg:y="0.774cm" presentation:class="title" presentation:placeholder="true">
        <draw:text-box/>
      </draw:frame>
      <draw:frame presentation:style-name="Default_20_3-outline1" draw:layer="backgroundobjects" svg:width="30.959cm" svg:height="11.251cm" svg:x="1.72cm" svg:y="4.539cm" presentation:class="outline" presentation:placeholder="true">
        <draw:text-box/>
      </draw:frame>
      <draw:frame presentation:style-name="Mpr10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style-name="Mgr3" draw:text-style-name="MP3" draw:layer="backgroundobjects" svg:width="34.4cm" svg:height="19.399cm" svg:x="0cm" svg:y="0cm">
        <draw:image xlink:href="Pictures/10000201000006C9000003E65FDE7390.png" xlink:type="simple" xlink:show="embed" xlink:actuate="onLoad">
          <text:p/>
        </draw:image>
      </draw:frame>
      <draw:frame presentation:style-name="Default_20_2-title" draw:layer="backgroundobjects" svg:width="30.959cm" svg:height="3.238cm" svg:x="1.641cm" svg:y="7.4cm" presentation:class="title" presentation:placeholder="true">
        <draw:text-box/>
      </draw:frame>
      <draw:frame presentation:style-name="Default_20_2-outline1" draw:layer="backgroundobjects" svg:width="30.959cm" svg:height="11.251cm" svg:x="1.72cm" svg:y="13.4cm" presentation:class="outline" presentation:placeholder="true">
        <draw:text-box/>
      </draw:frame>
      <draw:frame presentation:style-name="Mpr13" draw:text-style-name="MP1" draw:layer="backgroundobjects" svg:width="8.014cm" svg:height="1.337cm" svg:x="1.72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10.903cm" svg:height="1.337cm" svg:x="11.764cm" svg:y="17.673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8.014cm" svg:height="1.337cm" svg:x="24.664cm" svg:y="17.673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7-30T09:25:50</meta:creation-date>
    <meta:editing-duration>PT8H50M38S</meta:editing-duration>
    <meta:editing-cycles>68</meta:editing-cycles>
    <meta:generator>LibreOffice/3.5$Linux_x86 LibreOffice_project/350m1$Build-2</meta:generator>
    <meta:initial-creator>Agus </meta:initial-creator>
    <dc:date>2012-08-22T21:36:13</dc:date>
    <dc:creator>Agus </dc:creator>
    <meta:document-statistic meta:object-count="143"/>
  </office:meta>
</office:document-meta>
</file>